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100%" draw:opacity="20%" draw:textarea-horizontal-align="justify" draw:textarea-vertical-align="middle" draw:auto-grow-height="false" fo:min-height="8.272cm" fo:min-width="24.994cm"/>
    </style:style>
    <style:style style:name="gr2" style:family="graphic" style:parent-style-name="standard">
      <style:graphic-properties draw:opacity="20%" draw:textarea-horizontal-align="justify" draw:textarea-vertical-align="middle" draw:auto-grow-height="false" fo:min-height="2.042cm" fo:min-width="25.651cm"/>
    </style:style>
    <style:style style:name="gr3" style:family="graphic" style:parent-style-name="standard">
      <style:graphic-properties draw:opacity="60%" draw:textarea-horizontal-align="justify" draw:textarea-vertical-align="middle" draw:auto-grow-height="false" fo:min-height="3.648cm" fo:min-width="4.16cm"/>
    </style:style>
    <style:style style:name="gr4" style:family="graphic" style:parent-style-name="standard">
      <style:graphic-properties draw:opacity="60%" draw:textarea-horizontal-align="justify" draw:textarea-vertical-align="middle" draw:auto-grow-height="false" fo:min-height="1.578cm" fo:min-width="4.384cm"/>
    </style:style>
    <style:style style:name="gr5" style:family="graphic" style:parent-style-name="standard">
      <style:graphic-properties draw:opacity="60%" draw:textarea-horizontal-align="justify" draw:textarea-vertical-align="middle" draw:auto-grow-height="false" fo:min-height="1.584cm" fo:min-width="4.38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ctwithoutfill">
      <style:graphic-properties svg:stroke-width="0.212cm" draw:marker-start-width="0.514cm" draw:marker-end="Symmetric_20_Arrow" draw:marker-end-width="0.614cm" draw:fill="none" draw:textarea-vertical-align="middle" fo:padding-top="0.227cm" fo:padding-bottom="0.227cm" fo:padding-left="0.352cm" fo:padding-right="0.35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12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3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opacity="20%"/>
      <style:paragraph-properties fo:text-align="center"/>
    </style:style>
    <style:style style:name="P2" style:family="paragraph">
      <loext:graphic-properties draw:opacity="6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6.416cm" svg:height="9.444cm" svg:x="0.762cm" svg:y="0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6.399cm" svg:height="2.54cm" svg:x="0.779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" draw:id="id1" draw:layer="layout" svg:width="5.08cm" svg:height="4.318cm" svg:x="1.74cm" svg:y="3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08cm" svg:height="2.024cm" svg:x="8.352cm" svg:y="2.5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5.08cm" svg:height="2.032cm" svg:x="8.352cm" svg:y="6.2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5.08cm" svg:height="4.318cm" svg:x="14.732cm" svg:y="3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5.08cm" svg:height="4.318cm" svg:x="21.12cm" svg:y="3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3.302cm" svg:height="1.673cm" svg:x="2.54cm" svg:y="4.564cm">
          <draw:text-box>
            <text:p text:style-name="P3">prediction system</text:p>
          </draw:text-box>
        </draw:frame>
        <draw:frame draw:style-name="gr7" draw:text-style-name="P4" xml:id="id2" draw:id="id2" draw:layer="layout" svg:width="5.08cm" svg:height="1.778cm" svg:x="8.352cm" svg:y="2.694cm">
          <draw:text-box>
            <text:p text:style-name="P3">novelty<text:line-break/>saliences</text:p>
          </draw:text-box>
        </draw:frame>
        <draw:frame draw:style-name="gr7" draw:text-style-name="P4" draw:layer="layout" svg:width="5.08cm" svg:height="1.778cm" svg:x="8.352cm" svg:y="6.494cm">
          <draw:text-box>
            <text:p text:style-name="P3">intrinsic<text:line-break/>saliences</text:p>
          </draw:text-box>
        </draw:frame>
        <draw:frame draw:style-name="gr7" draw:text-style-name="P4" draw:layer="layout" svg:width="5.08cm" svg:height="1.778cm" svg:x="14.752cm" svg:y="4.494cm">
          <draw:text-box>
            <text:p text:style-name="P3">neural<text:line-break/>circuit</text:p>
          </draw:text-box>
        </draw:frame>
        <draw:frame draw:style-name="gr7" draw:text-style-name="P4" draw:layer="layout" svg:width="5.08cm" svg:height="1.778cm" svg:x="21.152cm" svg:y="4.494cm">
          <draw:text-box>
            <text:p text:style-name="P3">action<text:line-break/>selection</text:p>
          </draw:text-box>
        </draw:frame>
        <draw:frame draw:style-name="gr8" draw:text-style-name="P5" draw:layer="layout" svg:width="6.35cm" svg:height="0.962cm" svg:x="23.524cm" svg:y="1.308cm">
          <draw:text-box>
            <text:p>agent</text:p>
          </draw:text-box>
        </draw:frame>
        <draw:frame draw:style-name="gr8" draw:text-style-name="P5" draw:layer="layout" svg:width="6.35cm" svg:height="0.962cm" svg:x="21.692cm" svg:y="13.708cm">
          <draw:text-box>
            <text:p>environment</text:p>
          </draw:text-box>
        </draw:frame>
        <draw:connector draw:style-name="gr9" draw:text-style-name="P6" draw:layer="layout" svg:x1="6.82cm" svg:y1="5.461cm" svg:x2="8.352cm" svg:y2="3.583cm" draw:start-shape="id1" draw:start-glue-point="1" draw:end-shape="id2" draw:end-glue-point="3" svg:d="M6820 5461h767v-1878h765" svg:viewBox="0 0 1533 1879">
          <text:p/>
        </draw:connector>
        <draw:connector draw:style-name="gr10" draw:text-style-name="P6" draw:layer="layout" draw:line-skew="-0.769cm" svg:x1="4.28cm" svg:y1="3.302cm" svg:x2="17.272cm" svg:y2="3.302cm" draw:start-shape="id1" draw:start-glue-point="0" draw:end-shape="id3" draw:end-glue-point="0" svg:d="M4280 3302v-1270h12992v1270" svg:viewBox="0 0 12993 1271">
          <text:p/>
        </draw:connector>
        <draw:line draw:style-name="gr11" draw:text-style-name="P6" draw:layer="layout" svg:x1="10.922cm" svg:y1="4.572cm" svg:x2="10.922cm" svg:y2="4.572cm">
          <text:p/>
        </draw:line>
        <draw:line draw:style-name="gr12" draw:text-style-name="P6" draw:layer="layout" svg:x1="10.922cm" svg:y1="5.488cm" svg:x2="14.732cm" svg:y2="5.488cm">
          <text:p/>
        </draw:line>
        <draw:line draw:style-name="gr13" draw:text-style-name="P6" draw:layer="layout" svg:x1="10.922cm" svg:y1="4.572cm" svg:x2="10.922cm" svg:y2="6.296cm">
          <text:p/>
        </draw:line>
        <draw:line draw:style-name="gr12" draw:text-style-name="P6" draw:layer="layout" svg:x1="19.832cm" svg:y1="5.334cm" svg:x2="21.12cm" svg:y2="5.334cm">
          <text:p/>
        </draw:line>
        <draw:line draw:style-name="gr10" draw:text-style-name="P6" draw:layer="layout" svg:x1="23.722cm" svg:y1="7.62cm" svg:x2="23.722cm" svg:y2="12.7cm">
          <text:p/>
        </draw:line>
        <draw:line draw:style-name="gr10" draw:text-style-name="P6" draw:layer="layout" svg:x1="4.264cm" svg:y1="12.7cm" svg:x2="4.264cm" svg:y2="7.62cm">
          <text:p/>
        </draw:line>
        <draw:line draw:style-name="gr12" draw:text-style-name="P6" draw:layer="layout" svg:x1="10.922cm" svg:y1="12.7cm" svg:x2="10.922cm" svg:y2="8.328cm">
          <text:p/>
        </draw:line>
        <draw:frame draw:style-name="gr14" draw:text-style-name="P7" draw:layer="layout" svg:width="4.064cm" svg:height="0.806cm" svg:x="9.166cm" svg:y="1.208cm">
          <draw:text-box>
            <text:p><text:span text:style-name="T1">prediction error</text:span></text:p>
          </draw:text-box>
        </draw:frame>
        <draw:frame draw:style-name="gr15" draw:text-style-name="P8" draw:layer="layout" svg:width="2.594cm" svg:height="1.361cm" svg:x="21.082cm" svg:y="10.678cm">
          <draw:text-box>
            <text:p text:style-name="P3"><text:span text:style-name="T1">sampled</text:span><text:span text:style-name="T1"><text:line-break/></text:span><text:span text:style-name="T1">action</text:span></text:p>
          </draw:text-box>
        </draw:frame>
        <draw:frame draw:style-name="gr16" draw:text-style-name="P8" draw:layer="layout" svg:width="3.864cm" svg:height="1.524cm" svg:x="4.264cm" svg:y="10.668cm">
          <draw:text-box>
            <text:p text:style-name="P3"><text:span text:style-name="T1">environmental</text:span><text:span text:style-name="T1"><text:line-break/></text:span><text:span text:style-name="T1">response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6.5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307cm" svg:x="1cm" svg:y="3.619cm"/>
      <draw:page-thumbnail draw:layer="backgroundobjects" svg:width="8.999cm" svg:height="5.307cm" svg:x="1cm" svg:y="12.195cm"/>
      <draw:page-thumbnail draw:layer="backgroundobjects" svg:width="8.999cm" svg:height="5.307cm" svg:x="1cm" svg:y="20.771cm"/>
      <draw:page-thumbnail draw:layer="backgroundobjects" svg:width="8.999cm" svg:height="5.307cm" svg:x="11cm" svg:y="3.619cm"/>
      <draw:page-thumbnail draw:layer="backgroundobjects" svg:width="8.999cm" svg:height="5.307cm" svg:x="11cm" svg:y="12.195cm"/>
      <draw:page-thumbnail draw:layer="backgroundobjects" svg:width="8.999cm" svg:height="5.307cm" svg:x="11cm" svg:y="20.7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1T12:11:51.562245741</meta:creation-date>
    <dc:date>2017-10-30T04:12:04.146061561</dc:date>
    <meta:editing-duration>PT17M59S</meta:editing-duration>
    <meta:editing-cycles>5</meta:editing-cycles>
    <meta:generator>LibreOffice/5.1.6.2$Linux_X86_64 LibreOffice_project/10m0$Build-2</meta:generator>
    <dc:creator>Max Murakami</dc:creator>
    <meta:document-statistic meta:object-count="49"/>
  </office:meta>
</office:document-meta>
</file>